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ml="http://www.w3.org/XML/1998/namespace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ml="http://www.w3.org/XML/1998/namespace" xmlns:manifest="urn:oasis:names:tc:opendocument:xmlns:manifest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halkduster" style:name="Chalkduster"/>
    <style:font-face svg:font-family="Times New Roman" style:name="Times New Roman"/>
    <style:font-face svg:font-family="Times New Roman" style:name="Times New Roman"/>
    <style:font-face svg:font-family="Chalkduster" style:name="Chalkduster"/>
    <style:font-face svg:font-family="Arial" style:name="Arial"/>
    <style:font-face svg:font-family="Courier" style:name="Courier"/>
    <style:font-face svg:font-family="Courier" style:name="Courier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style:style style:family="paragraph" style:name="Heading1" style:display-name="Heading1">
      <style:paragraph-properties fo:margin-right="0pt" style:line-spacing="4pt" fo:margin-top="0pt" fo:text-align="left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MyList" style:display-name="MyList">
      <text:list-level-style-bullet text:bullet-relative-size="75%" text:bullet-char="⬩" text:style-name="Standard" text:level="1">
        <style:list-level-properties style:font-name="Chalkduster" text:min-label-distance="0.15in" fo:text-align="left" fo:height="None" text:min-label-width="0.25in" fo:width="None"/>
      </text:list-level-style-bullet>
    </text:list-style>
    <text:list-style style:name="MyEnum" style:display-name="MyEnum">
      <text:list-level-style-number style:num-suffix=")" style:num-prefix="(" text:style-name="Numbering_20_Symbols" text:level="1" style:num-format="a">
        <style:list-level-properties style:font-name="Times New Roman" text:min-label-distance="0.15in" fo:text-align="left" fo:height="None" text:min-label-width="0.25in" fo:width="None"/>
      </text:list-level-style-number>
    </text:list-style>
    <text:list-style style:name="CustomBulletTextList" style:display-name="CustomBulletTextList">
      <text:list-level-style-bullet text:bullet-relative-size="75%" text:bullet-char="▪" text:style-name="Standard" text:level="1">
        <style:list-level-properties style:font-name="Times New Roman" text:min-label-distance="0.15in" fo:text-align="left" fo:height="None" text:min-label-width="0.25in" fo:width="None"/>
      </text:list-level-style-bullet>
    </text:list-style>
    <text:list-style style:name="OrdinalEnum" style:display-name="OrdinalEnum"/>
    <text:list-style style:name="Sh1" style:display-name="Sh1">
      <text:list-level-style-number style:num-suffix="." text:style-name="Numbering_20_Symbols" text:level="1" style:num-format="1">
        <style:list-level-properties text:min-label-width="0.25in" style:font-name="Times-Roman" text:space-before="0.25in"/>
      </text:list-level-style-number>
    </text:list-style>
    <text:list-style text:consecutive-numbering="false" style:name="Sh2" style:display-name="Sh2">
      <text:list-level-style-bullet text:bullet-char="■" text:style-name="Standard" text:level="2">
        <style:list-level-properties text:min-label-width="0.25in" style:font-name="Times-Roman" text:space-before="0.5in"/>
      </text:list-level-style-bullet>
    </text:list-style>
    <text:list-style text:consecutive-numbering="false" style:name="Sh_Li1" style:display-name="Sh_Li1">
      <text:list-level-style-bullet text:bullet-char="●" text:style-name="Standard" text:level="2">
        <style:list-level-properties text:min-label-width="0.25in" style:font-name="Helvetica" text:space-before="0.5in"/>
      </text:list-level-style-bullet>
    </text:list-style>
    <text:list-style text:consecutive-numbering="false" style:name="Sh_Li2" style:display-name="Sh_Li2">
      <text:list-level-style-bullet text:bullet-char="■" text:style-name="Standard" text:level="2">
        <style:list-level-properties text:min-label-width="0.25in" text:space-before="0.5in"/>
      </text:list-level-style-bullet>
    </text:list-style>
    <text:list-style text:consecutive-numbering="false" style:name="Sh3" style:display-name="Sh3">
      <text:list-level-style-bullet text:bullet-char="◆" text:style-name="Standard" text:level="3">
        <style:list-level-properties text:min-label-width="0.25in" text:space-before="0.75in"/>
      </text:list-level-style-bullet>
    </text:list-style>
    <text:list-style text:consecutive-numbering="false" style:name="Sh_Li3" style:display-name="Sh_Li3">
      <text:list-level-style-bullet text:bullet-char="◆" text:style-name="Standard" text:level="2">
        <style:list-level-properties text:min-label-width="0.25in" text:space-before="0.5in"/>
      </text:list-level-style-bullet>
    </text:list-style>
    <text:list-style text:consecutive-numbering="false" style:name="Sh_Li4" style:display-name="Sh_Li4">
      <text:list-level-style-bullet text:bullet-char="➤" text:style-name="Standard" text:level="2">
        <style:list-level-properties text:min-label-width="0.25in" text:space-before="0.5in"/>
      </text:list-level-style-bullet>
    </text:list-style>
    <text:list-style text:consecutive-numbering="false" style:name="Sh_Li5" style:display-name="Sh_Li5">
      <text:list-level-style-bullet text:bullet-char="●" text:style-name="Standard" text:level="2">
        <style:list-level-properties text:min-label-width="0.25in" text:space-before="0.5in"/>
      </text:list-level-style-bullet>
    </text:list-style>
    <text:list-style text:consecutive-numbering="false" style:name="Sh_Li6" style:display-name="Sh_Li6">
      <text:list-level-style-bullet text:bullet-char="●" text:style-name="Standard" text:level="2">
        <style:list-level-properties text:min-label-width="0.25in" text:space-before="0.5in"/>
      </text:list-level-style-bullet>
    </text:list-style>
    <style:style style:family="paragraph" style:name="Sp1" style:display-name="Sp1">
      <style:paragraph-properties style:line-spacing="0.75in"/>
    </style:style>
    <text:list-style style:name="Sh4" style:display-name="Sh4">
      <text:list-level-style-number style:num-suffix="." text:style-name="Numbering_20_Symbols" text:level="1" style:num-format="1">
        <style:list-level-properties text:min-label-width="0.25in" style:font-name="Times-Roman" text:space-before="0.25in"/>
      </text:list-level-style-number>
    </text:list-style>
    <style:style style:family="paragraph" style:name="Sp2" style:display-name="Sp2">
      <style:paragraph-properties style:line-spacing="0.5in"/>
    </style:style>
    <style:style style:family="paragraph" style:name="Sp3" style:display-name="Sp3">
      <style:paragraph-properties style:line-spacing="0.375in"/>
    </style:style>
    <style:style style:family="paragraph" style:name="Sp4" style:display-name="Sp4">
      <style:paragraph-properties style:line-spacing="0.4in"/>
    </style:style>
    <style:style style:family="paragraph" style:name="Sp5" style:display-name="Sp5">
      <style:paragraph-properties style:line-spacing="0.25in"/>
    </style:style>
    <style:style style:family="paragraph" style:name="Sp6" style:display-name="Sp6">
      <style:paragraph-properties style:line-spacing="0.15in"/>
    </style:style>
    <style:style style:family="paragraph" style:name="Sp7" style:display-name="Sp7">
      <style:paragraph-properties style:line-spacing="0.1in"/>
    </style:style>
    <style:style style:family="paragraph" style:name="Sp8" style:display-name="Sp8">
      <style:paragraph-properties style:line-spacing="0.25in"/>
    </style:style>
    <style:style style:family="paragraph" style:name="Sp9" style:display-name="Sp9">
      <style:paragraph-properties style:line-spacing="0.5in"/>
    </style:style>
    <style:style style:family="paragraph" style:name="Sp10" style:display-name="Sp10">
      <style:paragraph-properties style:line-spacing="0.75in"/>
    </style:style>
    <style:style style:family="paragraph" style:name="Sp11" style:display-name="Sp11">
      <style:paragraph-properties style:line-spacing="0.25in"/>
    </style:style>
    <style:style style:family="paragraph" style:name="Sp12" style:display-name="Sp12">
      <style:paragraph-properties style:line-spacing="0.5in"/>
    </style:style>
    <style:style style:family="paragraph" style:name="Sp13" style:display-name="Sp13">
      <style:paragraph-properties style:line-spacing="0.05in"/>
    </style:style>
    <style:style style:family="paragraph" style:name="Sp14" style:display-name="Sp14">
      <style:paragraph-properties style:line-spacing="0.025in"/>
    </style:style>
    <style:style style:family="paragraph" style:name="Sp15" style:display-name="Sp15">
      <style:paragraph-properties style:line-spacing="0.25in"/>
    </style:style>
    <style:style style:family="paragraph" style:name="Sp16" style:display-name="Sp16">
      <style:paragraph-properties style:line-spacing="0.25in"/>
    </style:style>
    <style:style style:family="paragraph" style:name="Sp17" style:display-name="Sp17">
      <style:paragraph-properties style:line-spacing="0.05in"/>
    </style:style>
  </office:automatic-styles>
  <office:body>
    <office:text text:use-soft-page-breaks="true">
      <text:p text:style-name="Title"><text:span text:style-name="T1"> </text:span><text:span text:style-name="T2">&lt;ul&gt;</text:span><text:span text:style-name="T3">, </text:span><text:span text:style-name="T4">&lt;ol&gt;</text:span><text:span text:style-name="T5">, and </text:span><text:span text:style-name="T6">&lt;li&gt;</text:span><text:span text:style-name="T7"> Tags Demo </text:span></text:p>
      <text:list text:continue-list="64625705-3c37-44d3-be05-3d111fbb7351" text:style-name="Sh1" xml:id="64625705-3c37-44d3-be05-3d111fbb7351">
        <text:list-item>
          <text:p text:style-name="Normal"><text:span text:style-name="T8">Welcome to RML 1</text:span></text:p>
        </text:list-item>
      </text:list>
      <text:list text:continue-list="64625705-3c37-44d3-be05-3d111fbb7351" text:style-name="Sh1" xml:id="f4fa6270-159a-4781-aa6f-f57d110056e3">
        <text:list-item>
          <text:list text:style-name="Sh_Li1" xml:id="c6304883-5a97-4309-a7a4-701a41873212">
            <text:list-item>
              <text:p text:style-name="Normal"><text:span text:style-name="T9">unordered 1</text:span></text:p>
            </text:list-item>
          </text:list>
          <text:list text:style-name="Sh_Li2" xml:id="7ff4eb5d-12c2-4d86-9d02-c24e4eb5ced7">
            <text:list-item>
              <text:p text:style-name="Normal"><text:span text:style-name="T10">unordered 2</text:span></text:p>
            </text:list-item>
          </text:list>
          <text:list text:style-name="Sh2" xml:id="d4906b54-6259-4cbb-a5d2-29e9d586156c">
            <text:list-item>
              <text:list text:style-name="Sh3" xml:id="7ac92294-4a77-46a2-8e82-f07c6b345850">
                <text:list-item>
                  <text:p text:style-name="Normal"><text:span text:style-name="T11">Unordered - another one</text:span></text:p>
                </text:list-item>
              </text:list>
              <text:list text:style-name="Sh3" xml:id="e8fdb85e-1225-4e90-b0cd-ea646149178e">
                <text:list-item>
                  <text:p text:style-name="Normal"><text:span text:style-name="T12">Unordered - another one</text:span></text:p>
                </text:list-item>
              </text:list>
            </text:list-item>
          </text:list>
          <text:list text:style-name="Sh_Li3" xml:id="8f1c89bc-44b0-4b8a-b0e2-6108681f43ef">
            <text:list-item>
              <text:p text:style-name="Normal"><text:span text:style-name="T13">unordered 3</text:span></text:p>
            </text:list-item>
          </text:list>
          <text:list text:style-name="Sh_Li4" xml:id="86364370-14b6-494c-b199-b8a8b7cd3e22">
            <text:list-item>
              <text:p text:style-name="Normal"><text:span text:style-name="T14">unordered 4</text:span></text:p>
            </text:list-item>
          </text:list>
          <text:list text:style-name="Sh2" xml:id="bf1d6f09-b124-4df7-9875-8d576b75331f">
            <text:list-item>
              <text:p text:style-name="Normal"><text:span text:style-name="T15">unordered 5</text:span></text:p>
            </text:list-item>
          </text:list>
          <text:list text:style-name="Sh2" xml:id="ed043cd9-e7b7-489c-97e7-dc0245ae8316">
            <text:list-item>
              <text:p text:style-name="Normal"><text:span text:style-name="T16">unordered 6</text:span></text:p>
            </text:list-item>
          </text:list>
          <text:list text:style-name="Sh_Li5" xml:id="5723c40b-4746-47ac-8527-8915f8afe2f9">
            <text:list-item>
              <text:p text:style-name="Normal"><text:span text:style-name="T17">unordered 3</text:span></text:p>
            </text:list-item>
          </text:list>
          <text:list text:style-name="Sh_Li6" xml:id="824cfebb-6524-49d3-b737-c29bef6209c4">
            <text:list-item>
              <text:p text:style-name="Normal"><text:span text:style-name="T18">unordered 4</text:span></text:p>
            </text:list-item>
          </text:list>
        </text:list-item>
      </text:list>
      <text:list text:continue-list="64625705-3c37-44d3-be05-3d111fbb7351" text:style-name="Sh1" xml:id="9ca86de5-18c7-48b1-b91b-b9e735946192">
        <text:list-item>
          <text:p text:style-name="Normal"><text:span text:style-name="T19">Welcome to RML 2</text:span></text:p>
        </text:list-item>
      </text:list>
      <text:list text:continue-list="64625705-3c37-44d3-be05-3d111fbb7351" text:style-name="Sh1" xml:id="589a14bf-70bb-4b1a-8fe7-72acb828080c">
        <text:list-item>
          <text:p text:style-name="Normal"><text:span text:style-name="T20">Welcome to RML 3</text:span></text:p>
        </text:list-item>
      </text:list>
      <text:p text:style-name="Sp1"/>
      <text:list text:continue-list="de9e3baa-03bd-4593-ab03-e5c0d0fb68b0" text:style-name="Sh4" xml:id="de9e3baa-03bd-4593-ab03-e5c0d0fb68b0">
        <text:list-item>
          <text:p text:style-name="Normal"><text:span text:style-name="T21">Item 1</text:span></text:p>
        </text:list-item>
      </text:list>
      <text:list text:continue-list="de9e3baa-03bd-4593-ab03-e5c0d0fb68b0" text:style-name="Sh4" xml:id="00cfd736-e5a9-4e3c-8bcb-c8cbadb73eb3">
        <text:list-item>
          <text:p text:style-name="Normal"><text:span text:style-name="T22">Item 2</text:span></text:p>
        </text:list-item>
      </text:list>
      <text:list text:style-name="MyList" xml:id="8ef40722-54ef-4153-a68e-750c6ba03d47">
        <text:list-item>
          <text:p text:style-name="Normal"><text:span text:style-name="T23">One</text:span></text:p>
        </text:list-item>
      </text:list>
      <text:list text:style-name="MyList" xml:id="b7372874-2c6e-4d41-93c6-a55a0d208538">
        <text:list-item>
          <text:p text:style-name="Normal"><text:span text:style-name="T24">Two</text:span></text:p>
        </text:list-item>
      </text:list>
      <text:list text:style-name="MyList" xml:id="b5aa83a9-bc08-48c6-9a6c-4ec5ca770ea8">
        <text:list-item>
          <text:p text:style-name="Normal"><text:span text:style-name="T25">Three</text:span></text:p>
        </text:list-item>
      </text:list>
      <text:p text:style-name="Sp2"/>
      <text:list text:continue-list="9924e435-8497-4846-99d6-db22f577b78a" text:style-name="MyEnum" xml:id="9924e435-8497-4846-99d6-db22f577b78a">
        <text:list-item>
          <text:p text:style-name="Normal"><text:span text:style-name="T26">One</text:span></text:p>
        </text:list-item>
      </text:list>
      <text:list text:continue-list="9924e435-8497-4846-99d6-db22f577b78a" text:style-name="MyEnum" xml:id="0bd6c4f4-1045-4278-ab9e-e6dffaef69bb">
        <text:list-item>
          <text:p text:style-name="Normal"><text:span text:style-name="T27">Two</text:span></text:p>
        </text:list-item>
      </text:list>
      <text:list text:continue-list="9924e435-8497-4846-99d6-db22f577b78a" text:style-name="MyEnum" xml:id="45dc1d3e-0852-4ec5-a20a-63c87de95289">
        <text:list-item>
          <text:p text:style-name="Normal"><text:span text:style-name="T28">Three</text:span></text:p>
        </text:list-item>
      </text:list>
      <text:p text:style-name="Sp3"/>
      <text:list text:style-name="CustomBulletTextList" xml:id="9cdb507a-da74-4d49-a6de-434a66abb72d">
        <text:list-item>
          <text:p text:style-name="Normal"><text:span text:style-name="T29">One</text:span></text:p>
        </text:list-item>
      </text:list>
      <text:list text:style-name="CustomBulletTextList" xml:id="b8f4d8b3-a45f-4565-920e-19f9a65e4444">
        <text:list-item>
          <text:p text:style-name="Normal"><text:span text:style-name="T30">Two</text:span></text:p>
        </text:list-item>
      </text:list>
      <text:list text:style-name="CustomBulletTextList" xml:id="f3c73694-69ce-4235-a65b-a8634be37bae">
        <text:list-item>
          <text:p text:style-name="Normal"><text:span text:style-name="T31">Three</text:span></text:p>
        </text:list-item>
      </text:list>
      <text:p text:style-name="Sp4"/>
      <text:p text:style-name="Heading1"><text:span text:style-name="T32">Ordered List Bullet Types</text:span></text:p>
      <text:p text:style-name="Sp5"/>
      <text:list text:continue-list="ed8e73d0-01ac-4d7a-b535-0d971cd63365" text:style-name="Ordered" xml:id="ed8e73d0-01ac-4d7a-b535-0d971cd63365">
        <text:list-item>
          <text:p text:style-name="Normal"><text:span text:style-name="T33">One</text:span></text:p>
        </text:list-item>
      </text:list>
      <text:list text:continue-list="ed8e73d0-01ac-4d7a-b535-0d971cd63365" text:style-name="Ordered" xml:id="28edc176-49a2-401c-82b4-11fa1ae9f9dc">
        <text:list-item>
          <text:p text:style-name="Normal"><text:span text:style-name="T34">Two</text:span></text:p>
        </text:list-item>
      </text:list>
      <text:list text:continue-list="ed8e73d0-01ac-4d7a-b535-0d971cd63365" text:style-name="Ordered" xml:id="22705ef1-3b51-451f-acfd-ca062d061094">
        <text:list-item>
          <text:p text:style-name="Normal"><text:span text:style-name="T35">Three</text:span></text:p>
        </text:list-item>
      </text:list>
      <text:p text:style-name="Sp6"/>
      <text:list text:continue-list="87f16507-adff-48fb-93a5-ef452bba4fc2" text:style-name="Ordered" xml:id="87f16507-adff-48fb-93a5-ef452bba4fc2">
        <text:list-item>
          <text:p text:style-name="Normal"><text:span text:style-name="T36">One</text:span></text:p>
        </text:list-item>
      </text:list>
      <text:list text:continue-list="87f16507-adff-48fb-93a5-ef452bba4fc2" text:style-name="Ordered" xml:id="284e92d2-a595-46ca-b4e2-28a58b57a4c1">
        <text:list-item>
          <text:p text:style-name="Normal"><text:span text:style-name="T37">Two</text:span></text:p>
        </text:list-item>
      </text:list>
      <text:list text:continue-list="87f16507-adff-48fb-93a5-ef452bba4fc2" text:style-name="Ordered" xml:id="1936436d-1caa-4124-97ea-a4d559d067ba">
        <text:list-item>
          <text:p text:style-name="Normal"><text:span text:style-name="T38">Three</text:span></text:p>
        </text:list-item>
      </text:list>
      <text:p text:style-name="Sp7"/>
      <text:list text:continue-list="d49bb1d6-afc8-41be-9f4b-c6cf29f935fd" text:style-name="Ordered" xml:id="d49bb1d6-afc8-41be-9f4b-c6cf29f935fd">
        <text:list-item>
          <text:p text:style-name="Normal"><text:span text:style-name="T39">One</text:span></text:p>
        </text:list-item>
      </text:list>
      <text:list text:continue-list="d49bb1d6-afc8-41be-9f4b-c6cf29f935fd" text:style-name="Ordered" xml:id="c488ebd2-f357-4858-9299-9d423571f1cd">
        <text:list-item>
          <text:p text:style-name="Normal"><text:span text:style-name="T40">Two</text:span></text:p>
        </text:list-item>
      </text:list>
      <text:list text:continue-list="d49bb1d6-afc8-41be-9f4b-c6cf29f935fd" text:style-name="Ordered" xml:id="b39eddfc-2a17-498f-b78e-6e0b5767d270">
        <text:list-item>
          <text:p text:style-name="Normal"><text:span text:style-name="T41">Three</text:span></text:p>
        </text:list-item>
      </text:list>
      <text:p text:style-name="Sp8"/>
      <text:list text:continue-list="df85d766-248e-4370-b12d-454622a48ca0" text:style-name="Ordered" xml:id="df85d766-248e-4370-b12d-454622a48ca0">
        <text:list-item>
          <text:p text:style-name="Normal"><text:span text:style-name="T42">One</text:span></text:p>
        </text:list-item>
      </text:list>
      <text:list text:continue-list="df85d766-248e-4370-b12d-454622a48ca0" text:style-name="Ordered" xml:id="d0ed300b-a6be-4664-86e8-9cc541245333">
        <text:list-item>
          <text:p text:style-name="Normal"><text:span text:style-name="T43">Two</text:span></text:p>
        </text:list-item>
      </text:list>
      <text:list text:continue-list="df85d766-248e-4370-b12d-454622a48ca0" text:style-name="Ordered" xml:id="e8fd2798-9a69-4a36-b4b8-e404986a79e0">
        <text:list-item>
          <text:p text:style-name="Normal"><text:span text:style-name="T44">Three</text:span></text:p>
        </text:list-item>
      </text:list>
      <text:p text:style-name="Sp9"/>
      <text:list text:continue-list="940b59db-fed0-4e60-b39f-b8aae6abbcee" text:style-name="Ordered" xml:id="940b59db-fed0-4e60-b39f-b8aae6abbcee">
        <text:list-item>
          <text:p text:style-name="Normal"><text:span text:style-name="T45">One</text:span></text:p>
        </text:list-item>
      </text:list>
      <text:list text:continue-list="940b59db-fed0-4e60-b39f-b8aae6abbcee" text:style-name="Ordered" xml:id="efbfae47-a2ce-4587-ac0c-fd8e3e878653">
        <text:list-item>
          <text:p text:style-name="Normal"><text:span text:style-name="T46">Two</text:span></text:p>
        </text:list-item>
      </text:list>
      <text:list text:continue-list="940b59db-fed0-4e60-b39f-b8aae6abbcee" text:style-name="Ordered" xml:id="4dfdaa85-8dc7-4de4-98bd-dc5d6570e9aa">
        <text:list-item>
          <text:p text:style-name="Normal"><text:span text:style-name="T47">Three</text:span></text:p>
        </text:list-item>
      </text:list>
      <text:p text:style-name="Sp10"/>
      <text:list text:continue-list="1d0ba9fc-55bd-4285-8856-acea6f71e145" text:style-name="Ordered" xml:id="1d0ba9fc-55bd-4285-8856-acea6f71e145">
        <text:list-item>
          <text:p text:style-name="Normal"><text:span text:style-name="T48">One</text:span></text:p>
        </text:list-item>
      </text:list>
      <text:list text:continue-list="1d0ba9fc-55bd-4285-8856-acea6f71e145" text:style-name="Ordered" xml:id="db2aad39-1dd7-45c2-8b0c-488b2bfc6a1b">
        <text:list-item>
          <text:p text:style-name="Normal"><text:span text:style-name="T49">Two</text:span></text:p>
        </text:list-item>
      </text:list>
      <text:list text:continue-list="1d0ba9fc-55bd-4285-8856-acea6f71e145" text:style-name="Ordered" xml:id="58c7e3da-bb70-4cee-9785-d83c486921ee">
        <text:list-item>
          <text:p text:style-name="Normal"><text:span text:style-name="T50">Three</text:span></text:p>
        </text:list-item>
      </text:list>
      <text:p text:style-name="Sp11"/>
      <text:list text:continue-list="a153f63d-602c-44af-bae2-c4fc641064ed" text:style-name="Ordered" xml:id="a153f63d-602c-44af-bae2-c4fc641064ed">
        <text:list-item>
          <text:p text:style-name="Normal"><text:span text:style-name="T51">One</text:span></text:p>
        </text:list-item>
      </text:list>
      <text:list text:continue-list="a153f63d-602c-44af-bae2-c4fc641064ed" text:style-name="Ordered" xml:id="fc9cdf51-9c94-4f11-9d99-e0d1e8cb6146">
        <text:list-item>
          <text:p text:style-name="Normal"><text:span text:style-name="T52">Two</text:span></text:p>
        </text:list-item>
      </text:list>
      <text:list text:continue-list="a153f63d-602c-44af-bae2-c4fc641064ed" text:style-name="Ordered" xml:id="934c3b4b-ecbd-42ed-95e8-eeee09b81425">
        <text:list-item>
          <text:p text:style-name="Normal"><text:span text:style-name="T53">Three</text:span></text:p>
        </text:list-item>
      </text:list>
      <text:p text:style-name="Sp12"/>
      <text:list text:continue-list="c2da06b3-d4c2-4c45-a025-d7003d84f484" text:style-name="Ordered" xml:id="c2da06b3-d4c2-4c45-a025-d7003d84f484">
        <text:list-item>
          <text:p text:style-name="Normal"><text:span text:style-name="T54">One</text:span></text:p>
        </text:list-item>
      </text:list>
      <text:list text:continue-list="c2da06b3-d4c2-4c45-a025-d7003d84f484" text:style-name="Ordered" xml:id="56f15cbb-d9de-4295-b5f5-b2fd15e43ea6">
        <text:list-item>
          <text:p text:style-name="Normal"><text:span text:style-name="T55">Two</text:span></text:p>
        </text:list-item>
      </text:list>
      <text:list text:continue-list="c2da06b3-d4c2-4c45-a025-d7003d84f484" text:style-name="Ordered" xml:id="419fc954-0703-4ed3-be5d-0b0a2649206a">
        <text:list-item>
          <text:p text:style-name="Normal"><text:span text:style-name="T56">Three</text:span></text:p>
        </text:list-item>
      </text:list>
      <text:p text:style-name="Sp13"/>
      <text:list text:continue-list="d861e719-e979-48bc-8d59-a65f256cd6ee" text:style-name="Ordered" xml:id="d861e719-e979-48bc-8d59-a65f256cd6ee">
        <text:list-item>
          <text:p text:style-name="Normal"><text:span text:style-name="T57">One</text:span></text:p>
        </text:list-item>
      </text:list>
      <text:list text:continue-list="d861e719-e979-48bc-8d59-a65f256cd6ee" text:style-name="Ordered" xml:id="74b7c424-807f-42e7-af8d-e9a140d72ef9">
        <text:list-item>
          <text:p text:style-name="Normal"><text:span text:style-name="T58">Two</text:span></text:p>
        </text:list-item>
      </text:list>
      <text:list text:continue-list="d861e719-e979-48bc-8d59-a65f256cd6ee" text:style-name="Ordered" xml:id="2d7bb7ab-cc34-4df5-90e8-5b1da22192eb">
        <text:list-item>
          <text:p text:style-name="Normal"><text:span text:style-name="T59">Three</text:span></text:p>
        </text:list-item>
      </text:list>
      <text:p text:style-name="Sp14"/>
      <text:list text:continue-list="5fee9c91-da34-4ac3-8961-a1cd617afaab" text:style-name="Ordered" xml:id="5fee9c91-da34-4ac3-8961-a1cd617afaab">
        <text:list-item>
          <text:p text:style-name="Normal"><text:span text:style-name="T60">One</text:span></text:p>
        </text:list-item>
      </text:list>
      <text:list text:continue-list="5fee9c91-da34-4ac3-8961-a1cd617afaab" text:style-name="Ordered" xml:id="4300f711-7147-4f6b-b956-93f07613696d">
        <text:list-item>
          <text:p text:style-name="Normal"><text:span text:style-name="T61">Two</text:span></text:p>
        </text:list-item>
      </text:list>
      <text:list text:continue-list="5fee9c91-da34-4ac3-8961-a1cd617afaab" text:style-name="Ordered" xml:id="f92bd0a1-7589-4d62-bb7c-5bd8aa4ec7e4">
        <text:list-item>
          <text:p text:style-name="Normal"><text:span text:style-name="T62">Three</text:span></text:p>
        </text:list-item>
      </text:list>
      <text:p text:style-name="Sp15"/>
      <text:list text:continue-list="332b28bb-76b5-49bb-beb9-60e037415cb1" text:style-name="Ordered" xml:id="332b28bb-76b5-49bb-beb9-60e037415cb1">
        <text:list-item>
          <text:p text:style-name="Normal"><text:span text:style-name="T63">One</text:span></text:p>
        </text:list-item>
      </text:list>
      <text:list text:continue-list="332b28bb-76b5-49bb-beb9-60e037415cb1" text:style-name="Ordered" xml:id="81de387f-03fd-4f43-b382-f52e84005471">
        <text:list-item>
          <text:p text:style-name="Normal"><text:span text:style-name="T64">Two</text:span></text:p>
        </text:list-item>
      </text:list>
      <text:list text:continue-list="332b28bb-76b5-49bb-beb9-60e037415cb1" text:style-name="Ordered" xml:id="e3e6f717-aa82-4370-bc8d-0b3e1d8cc139">
        <text:list-item>
          <text:p text:style-name="Normal"><text:span text:style-name="T65">Three</text:span></text:p>
        </text:list-item>
      </text:list>
      <text:p text:style-name="Sp16"/>
      <text:p text:style-name="Normal"><text:span text:style-name="T66">Use style to set bullet type.</text:span></text:p>
      <text:p text:style-name="Sp17"/>
      <text:list text:continue-list="d48b2b8e-f992-4272-a28b-ae4ce061a829" text:style-name="OrdinalEnum" xml:id="d48b2b8e-f992-4272-a28b-ae4ce061a829">
        <text:list-item>
          <text:p text:style-name="Normal"><text:span text:style-name="T67">One</text:span></text:p>
        </text:list-item>
      </text:list>
      <text:list text:continue-list="d48b2b8e-f992-4272-a28b-ae4ce061a829" text:style-name="OrdinalEnum" xml:id="8dd0ec4f-71bb-45f5-9fce-17033a5cda3e">
        <text:list-item>
          <text:p text:style-name="Normal"><text:span text:style-name="T68">Two</text:span></text:p>
        </text:list-item>
      </text:list>
      <text:list text:continue-list="d48b2b8e-f992-4272-a28b-ae4ce061a829" text:style-name="OrdinalEnum" xml:id="4085a3eb-745d-4ad1-b27f-a19fb07bfcab">
        <text:list-item>
          <text:p text:style-name="Normal"><text:span text:style-name="T69">Thre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ml="http://www.w3.org/XML/1998/namespace" xmlns:manifest="urn:oasis:names:tc:opendocument:xmlns:manifest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halkduster" style:name="Chalkduster"/>
    <style:font-face svg:font-family="Times New Roman" style:name="Times New Roman"/>
    <style:font-face svg:font-family="Times New Roman" style:name="Times New Roman"/>
    <style:font-face svg:font-family="Chalkduster" style:name="Chalkduster"/>
    <style:font-face svg:font-family="Arial" style:name="Arial"/>
    <style:font-face svg:font-family="Courier" style:name="Courier"/>
    <style:font-face svg:font-family="Courier" style:name="Courier"/>
    <style:font-face svg:font-family="Courier" style:name="Courier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 style:font-name="Courier"/>
    </style:style>
    <style:style style:family="text" style:name="T3" style:display-name="T3">
      <style:text-properties/>
    </style:style>
    <style:style style:family="text" style:name="T4" style:display-name="T4">
      <style:text-properties style:font-name="Courier"/>
    </style:style>
    <style:style style:family="text" style:name="T5" style:display-name="T5">
      <style:text-properties/>
    </style:style>
    <style:style style:family="text" style:name="T6" style:display-name="T6">
      <style:text-properties style:font-name="Courier"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  <style:style style:family="text" style:name="T29" style:display-name="T29">
      <style:text-properties/>
    </style:style>
    <style:style style:family="text" style:name="T30" style:display-name="T30">
      <style:text-properties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  <style:style style:family="text" style:name="T36" style:display-name="T36">
      <style:text-properties/>
    </style:style>
    <style:style style:family="text" style:name="T37" style:display-name="T37">
      <style:text-properties/>
    </style:style>
    <style:style style:family="text" style:name="T38" style:display-name="T38">
      <style:text-properties/>
    </style:style>
    <style:style style:family="text" style:name="T39" style:display-name="T39">
      <style:text-properties/>
    </style:style>
    <style:style style:family="text" style:name="T40" style:display-name="T40">
      <style:text-properties/>
    </style:style>
    <style:style style:family="text" style:name="T41" style:display-name="T41">
      <style:text-properties/>
    </style:style>
    <style:style style:family="text" style:name="T42" style:display-name="T42">
      <style:text-properties/>
    </style:style>
    <style:style style:family="text" style:name="T43" style:display-name="T43">
      <style:text-properties/>
    </style:style>
    <style:style style:family="text" style:name="T44" style:display-name="T44">
      <style:text-properties/>
    </style:style>
    <style:style style:family="text" style:name="T45" style:display-name="T45">
      <style:text-properties/>
    </style:style>
    <style:style style:family="text" style:name="T46" style:display-name="T46">
      <style:text-properties/>
    </style:style>
    <style:style style:family="text" style:name="T47" style:display-name="T47">
      <style:text-properties/>
    </style:style>
    <style:style style:family="text" style:name="T48" style:display-name="T48">
      <style:text-properties/>
    </style:style>
    <style:style style:family="text" style:name="T49" style:display-name="T49">
      <style:text-properties/>
    </style:style>
    <style:style style:family="text" style:name="T50" style:display-name="T50">
      <style:text-properties/>
    </style:style>
    <style:style style:family="text" style:name="T51" style:display-name="T51">
      <style:text-properties/>
    </style:style>
    <style:style style:family="text" style:name="T52" style:display-name="T52">
      <style:text-properties/>
    </style:style>
    <style:style style:family="text" style:name="T53" style:display-name="T53">
      <style:text-properties/>
    </style:style>
    <style:style style:family="text" style:name="T54" style:display-name="T54">
      <style:text-properties/>
    </style:style>
    <style:style style:family="text" style:name="T55" style:display-name="T55">
      <style:text-properties/>
    </style:style>
    <style:style style:family="text" style:name="T56" style:display-name="T56">
      <style:text-properties/>
    </style:style>
    <style:style style:family="text" style:name="T57" style:display-name="T57">
      <style:text-properties/>
    </style:style>
    <style:style style:family="text" style:name="T58" style:display-name="T58">
      <style:text-properties/>
    </style:style>
    <style:style style:family="text" style:name="T59" style:display-name="T59">
      <style:text-properties/>
    </style:style>
    <style:style style:family="text" style:name="T60" style:display-name="T60">
      <style:text-properties/>
    </style:style>
    <style:style style:family="text" style:name="T61" style:display-name="T61">
      <style:text-properties/>
    </style:style>
    <style:style style:family="text" style:name="T62" style:display-name="T62">
      <style:text-properties/>
    </style:style>
    <style:style style:family="text" style:name="T63" style:display-name="T63">
      <style:text-properties/>
    </style:style>
    <style:style style:family="text" style:name="T64" style:display-name="T64">
      <style:text-properties/>
    </style:style>
    <style:style style:family="text" style:name="T65" style:display-name="T65">
      <style:text-properties/>
    </style:style>
    <style:style style:family="text" style:name="T66" style:display-name="T66">
      <style:text-properties/>
    </style:style>
    <style:style style:family="text" style:name="T67" style:display-name="T67">
      <style:text-properties/>
    </style:style>
    <style:style style:family="text" style:name="T68" style:display-name="T68">
      <style:text-properties/>
    </style:style>
    <style:style style:family="text" style:name="T69" style:display-name="T69">
      <style:text-properties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ml="http://www.w3.org/XML/1998/namespace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3.5</meta:generator>
  </office:meta>
</office:document-meta>
</file>